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BeanDefinitionParser.doParse( Element element , BeanDefinition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dulerBeanDefinitionParser.getBeanClassNam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